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8000000C8537ADC0110A4737A.jpg" manifest:media-type="image/jpeg"/>
  <manifest:file-entry manifest:full-path="Pictures/1000000000000BBC00000964D3B897A1BA8A09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ohit Hindi" svg:font-family="'Lohit Hindi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Mono1" svg:font-family="'Liberation Mono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Sans1" fo:font-size="11pt" fo:font-weight="bold" officeooo:paragraph-rsid="0031c805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Header">
      <style:text-properties fo:font-size="2pt" style:font-size-asian="1.75pt" style:font-size-complex="2pt"/>
    </style:style>
    <style:style style:name="P8" style:family="paragraph" style:parent-style-name="Footer">
      <style:paragraph-properties>
        <style:tab-stops>
          <style:tab-stop style:position="16.933cm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5.612cm" style:type="right"/>
        </style:tab-stops>
      </style:paragraph-properties>
    </style:style>
    <style:style style:name="P10" style:family="paragraph" style:parent-style-name="Standard">
      <style:text-properties fo:font-size="2pt" style:font-size-asian="1.75pt" style:font-size-complex="2pt"/>
    </style:style>
    <style:style style:name="P11" style:family="paragraph" style:parent-style-name="Standard">
      <style:text-properties officeooo:rsid="004a5649" officeooo:paragraph-rsid="00bc125d"/>
    </style:style>
    <style:style style:name="P12" style:family="paragraph" style:parent-style-name="Standard">
      <style:text-properties fo:font-weight="bold" officeooo:rsid="00919830" officeooo:paragraph-rsid="00bc125d" style:font-weight-asian="bold" style:font-weight-complex="bold"/>
    </style:style>
    <style:style style:name="P13" style:family="paragraph" style:parent-style-name="Text_20_body">
      <style:text-properties officeooo:rsid="00361302" officeooo:paragraph-rsid="0038f55c"/>
    </style:style>
    <style:style style:name="P14" style:family="paragraph" style:parent-style-name="Text_20_body">
      <style:text-properties officeooo:rsid="0037e826" officeooo:paragraph-rsid="0037e826"/>
    </style:style>
    <style:style style:name="P15" style:family="paragraph" style:parent-style-name="Text_20_body">
      <style:text-properties officeooo:rsid="0037e826" officeooo:paragraph-rsid="00b03a92"/>
    </style:style>
    <style:style style:name="P16" style:family="paragraph" style:parent-style-name="Text_20_body">
      <style:text-properties officeooo:rsid="00389018" officeooo:paragraph-rsid="00389018"/>
    </style:style>
    <style:style style:name="P17" style:family="paragraph" style:parent-style-name="Text_20_body">
      <style:text-properties officeooo:rsid="0038f55c" officeooo:paragraph-rsid="0038f55c"/>
    </style:style>
    <style:style style:name="P18" style:family="paragraph" style:parent-style-name="Text_20_body">
      <style:text-properties style:font-name="DejaVu Sans Mono" fo:font-size="10pt" officeooo:rsid="0038f55c" officeooo:paragraph-rsid="009e34c2" style:font-name-asian="WenQuanYi Micro Hei" style:font-size-asian="10pt" style:font-name-complex="Lohit Hindi2" style:font-size-complex="10pt"/>
    </style:style>
    <style:style style:name="P19" style:family="paragraph" style:parent-style-name="Text_20_body">
      <style:text-properties officeooo:rsid="00a41376" officeooo:paragraph-rsid="00a41376"/>
    </style:style>
    <style:style style:name="P20" style:family="paragraph" style:parent-style-name="Text_20_body">
      <style:text-properties officeooo:rsid="004c5277" officeooo:paragraph-rsid="00bc125d"/>
    </style:style>
    <style:style style:name="P21" style:family="paragraph" style:parent-style-name="Text_20_body">
      <style:text-properties fo:font-size="10.5pt" fo:letter-spacing="-0.026cm" fo:font-weight="bold" officeooo:rsid="00361302" officeooo:paragraph-rsid="00b03a92" style:font-size-asian="10.5pt" style:font-weight-asian="bold" style:font-weight-complex="bold"/>
    </style:style>
    <style:style style:name="P22" style:family="paragraph" style:parent-style-name="Text_20_body">
      <style:text-properties fo:font-weight="bold" officeooo:rsid="00361302" officeooo:paragraph-rsid="00bc125d" style:font-weight-asian="bold" style:font-weight-complex="bold"/>
    </style:style>
    <style:style style:name="P23" style:family="paragraph" style:parent-style-name="Preformatted_20_Text">
      <style:text-properties officeooo:rsid="0038f55c" officeooo:paragraph-rsid="0038f55c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rsid="009f9e8c" officeooo:paragraph-rsid="00a1b1cd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rsid="00a1b1cd" officeooo:paragraph-rsid="00a1b1cd"/>
    </style:style>
    <style:style style:name="P27" style:family="paragraph" style:parent-style-name="Quotations">
      <style:text-properties officeooo:rsid="00919830" officeooo:paragraph-rsid="005a5273"/>
    </style:style>
    <style:style style:name="P28" style:family="paragraph" style:parent-style-name="Standard">
      <style:paragraph-properties fo:margin-left="0cm" fo:margin-right="1cm" fo:text-indent="0cm" style:auto-text-indent="false"/>
      <style:text-properties officeooo:rsid="004a5649" officeooo:paragraph-rsid="00bc125d"/>
    </style:style>
    <style:style style:name="P29" style:family="paragraph" style:parent-style-name="Standard">
      <style:paragraph-properties fo:margin-left="0cm" fo:margin-right="1cm" fo:margin-top="0.101cm" fo:margin-bottom="0.101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Liberation Serif" fo:font-size="10.5pt" officeooo:rsid="004a5649" officeooo:paragraph-rsid="00bcfbb5" style:font-size-asian="10.5pt" fo:hyphenate="true" fo:hyphenation-remain-char-count="2" fo:hyphenation-push-char-count="2"/>
    </style:style>
    <style:style style:name="P30" style:family="paragraph" style:parent-style-name="Text_20_body">
      <style:paragraph-properties fo:margin-left="0cm" fo:margin-right="1cm" fo:text-indent="0cm" style:auto-text-indent="false"/>
      <style:text-properties fo:font-weight="bold" officeooo:rsid="00361302" officeooo:paragraph-rsid="00bc125d" style:font-weight-asian="bold" style:font-weight-complex="bold"/>
    </style:style>
    <style:style style:name="P31" style:family="paragraph" style:parent-style-name="Text_20_body" style:master-page-name="">
      <style:paragraph-properties fo:margin-left="0cm" fo:margin-right="0cm" fo:margin-top="0.101cm" fo:margin-bottom="0.101cm" loext:contextual-spacing="false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style:font-name="Liberation Serif" fo:font-size="10.5pt" officeooo:paragraph-rsid="00bc125d" style:font-size-asian="10.5pt" fo:hyphenate="true" fo:hyphenation-remain-char-count="2" fo:hyphenation-push-char-count="2"/>
    </style:style>
    <style:style style:name="P32" style:family="paragraph" style:parent-style-name="Text_20_body" style:master-page-name="">
      <style:paragraph-properties fo:margin-left="0cm" fo:margin-right="0cm" fo:margin-top="0.101cm" fo:margin-bottom="0.101cm" loext:contextual-spacing="false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style:font-name="Liberation Serif" fo:font-size="10.5pt" officeooo:paragraph-rsid="00bcfbb5" style:font-size-asian="10.5pt" fo:hyphenate="true" fo:hyphenation-remain-char-count="2" fo:hyphenation-push-char-count="2"/>
    </style:style>
    <style:style style:name="P33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officeooo:rsid="004a5649" officeooo:paragraph-rsid="00bcfbb5" fo:hyphenate="true" fo:hyphenation-remain-char-count="2" fo:hyphenation-push-char-count="2"/>
    </style:style>
    <style:style style:name="P34" style:family="paragraph" style:parent-style-name="Text_20_body" style:list-style-name="L1">
      <style:text-properties officeooo:rsid="00389018" officeooo:paragraph-rsid="00b03a92"/>
    </style:style>
    <style:style style:name="P35" style:family="paragraph" style:parent-style-name="Text_20_body" style:list-style-name="L1">
      <style:text-properties officeooo:rsid="00389018" officeooo:paragraph-rsid="00389018"/>
    </style:style>
    <style:style style:name="P36" style:family="paragraph" style:parent-style-name="Text_20_body" style:list-style-name="L1">
      <style:text-properties officeooo:rsid="00b03a92" officeooo:paragraph-rsid="00b03a92"/>
    </style:style>
    <style:style style:name="P37" style:family="paragraph" style:parent-style-name="Text_20_body" style:list-style-name="L1">
      <style:text-properties officeooo:rsid="004c5277" officeooo:paragraph-rsid="00b03a92"/>
    </style:style>
    <style:style style:name="P38" style:family="paragraph" style:parent-style-name="Text_20_body" style:list-style-name="L2">
      <style:text-properties officeooo:rsid="0038f55c" officeooo:paragraph-rsid="0038f55c"/>
    </style:style>
    <style:style style:name="P39" style:family="paragraph" style:parent-style-name="Heading_20_1">
      <style:text-properties officeooo:rsid="00389018" officeooo:paragraph-rsid="00389018"/>
    </style:style>
    <style:style style:name="P40" style:family="paragraph" style:parent-style-name="Heading_20_1">
      <style:text-properties fo:font-style="italic" officeooo:rsid="003d18b6" officeooo:paragraph-rsid="003ac77f" style:font-style-asian="italic" style:font-style-complex="italic"/>
    </style:style>
    <style:style style:name="P41" style:family="paragraph" style:parent-style-name="Heading_20_2">
      <style:text-properties officeooo:rsid="00361302" officeooo:paragraph-rsid="00b03a92"/>
    </style:style>
    <style:style style:name="P42" style:family="paragraph" style:parent-style-name="Heading_20_2">
      <style:text-properties officeooo:rsid="00919830" officeooo:paragraph-rsid="00b03a92"/>
    </style:style>
    <style:style style:name="P43" style:family="paragraph" style:parent-style-name="Heading_20_2">
      <style:text-properties officeooo:rsid="00919830" officeooo:paragraph-rsid="00bc125d"/>
    </style:style>
    <style:style style:name="P44" style:family="paragraph" style:parent-style-name="Heading_20_2">
      <style:text-properties officeooo:paragraph-rsid="00bc125d"/>
    </style:style>
    <style:style style:name="P45" style:family="paragraph" style:parent-style-name="Heading_20_2">
      <style:text-properties officeooo:rsid="00389018" officeooo:paragraph-rsid="00389018"/>
    </style:style>
    <style:style style:name="P46" style:family="paragraph" style:parent-style-name="Heading_20_2">
      <style:text-properties officeooo:rsid="0038f55c" officeooo:paragraph-rsid="0038f55c"/>
    </style:style>
    <style:style style:name="T1" style:family="text">
      <style:text-properties officeooo:rsid="002315e1"/>
    </style:style>
    <style:style style:name="T2" style:family="text">
      <style:text-properties officeooo:rsid="004008c2"/>
    </style:style>
    <style:style style:name="T3" style:family="text">
      <style:text-properties officeooo:rsid="0036130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89018"/>
    </style:style>
    <style:style style:name="T6" style:family="text">
      <style:text-properties officeooo:rsid="0038f55c"/>
    </style:style>
    <style:style style:name="T7" style:family="text">
      <style:text-properties fo:font-size="10.5pt" fo:font-weight="normal" style:font-size-asian="10.5pt" style:font-weight-asian="normal" style:font-weight-complex="normal"/>
    </style:style>
    <style:style style:name="T8" style:family="text">
      <style:text-properties fo:font-weight="bold" officeooo:rsid="00bc125d" style:font-weight-asian="bold" style:font-weight-complex="bold"/>
    </style:style>
    <style:style style:name="T9" style:family="text">
      <style:text-properties fo:font-weight="bold" officeooo:rsid="00919830" style:font-weight-asian="bold" style:font-weight-complex="bold"/>
    </style:style>
    <style:style style:name="T10" style:family="text">
      <style:text-properties officeooo:rsid="0096339a"/>
    </style:style>
    <style:style style:name="T11" style:family="text">
      <style:text-properties officeooo:rsid="009992dd"/>
    </style:style>
    <style:style style:name="T12" style:family="text">
      <style:text-properties officeooo:rsid="00b03a92"/>
    </style:style>
    <style:style style:name="T13" style:family="text">
      <style:text-properties style:font-name="Liberation Serif" fo:font-size="10.5pt" fo:letter-spacing="-0.026cm" fo:font-weight="normal" officeooo:rsid="00361302" style:font-size-asian="10.5pt" style:font-weight-asian="normal" style:font-weight-complex="normal"/>
    </style:style>
    <style:style style:name="T14" style:family="text">
      <style:text-properties style:font-name="Liberation Serif" fo:font-size="10.5pt" fo:letter-spacing="-0.026cm" fo:font-weight="normal" officeooo:rsid="00bc125d" style:font-size-asian="10.5pt" style:font-weight-asian="normal" style:font-weight-complex="normal"/>
    </style:style>
    <style:style style:name="T15" style:family="text">
      <style:text-properties style:font-name="Liberation Serif" fo:letter-spacing="-0.026cm" fo:font-weight="normal" officeooo:rsid="00361302" style:font-weight-asian="normal" style:font-weight-complex="normal"/>
    </style:style>
    <style:style style:name="T16" style:family="text">
      <style:text-properties officeooo:rsid="00b41799"/>
    </style:style>
    <style:style style:name="T17" style:family="text">
      <style:text-properties officeooo:rsid="00bc125d"/>
    </style:style>
    <style:style style:name="T18" style:family="text">
      <style:text-properties officeooo:rsid="008053fb"/>
    </style:style>
    <style:style style:name="T19" style:family="text">
      <style:text-properties officeooo:rsid="00bff589"/>
    </style:style>
    <style:style style:name="T20" style:family="text">
      <style:text-properties officeooo:rsid="00c16930"/>
    </style:style>
    <style:style style:name="T21" style:family="text">
      <style:text-properties officeooo:rsid="00c2df36"/>
    </style:style>
    <style:style style:name="T22" style:family="text">
      <style:text-properties officeooo:rsid="00c4be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Heading_20_1" text:outline-level="1"><text:span text:style-name="T1">Actividad</text:span> 1 – <text:span text:style-name="T12">Explotación de la BD de OpenERP</text:span></text:h>
      <text:p text:style-name="Text_20_body"/>
      <text:p text:style-name="P15">Considera la siguiente situación:</text:p>
      <text:list xml:id="list3626951414" text:style-name="L1">
        <text:list-item>
          <text:p text:style-name="P34">Servidor OpenERP conectado a un servidor PostgreSQL.</text:p>
        </text:list-item>
        <text:list-item>
          <text:p text:style-name="P34">Base de datos de la empresa <text:span text:style-name="T12">Tema5</text:span> de OpenERP <text:span text:style-name="T12">con datos de ejemplos cargados y módulo directorio de empleados, CRM, y Gestion de Compras instalados</text:span></text:p>
        </text:list-item>
        <text:list-item>
          <text:p text:style-name="P36">Módulo extra "base_contact" instalado.</text:p>
          <text:p text:style-name="P37"/>
        </text:list-item>
      </text:list>
      <text:h text:style-name="P41" text:outline-level="2">Actividad 1.1</text:h>
      <text:p text:style-name="P20">Obtén la descripción de los tipos de reuniones que puedes programar con un cliente.</text:p>
      <text:p text:style-name="P21"/>
      <text:h text:style-name="P41" text:outline-level="2">Actividad 1.2</text:h>
      <text:p text:style-name="P28"><text:span text:style-name="Source_20_Text"><text:span text:style-name="T13">Obten el nombre de todos los empleados de la organización acompañados de su </text:span></text:span><text:span text:style-name="Source_20_Text"><text:span text:style-name="T14">puesto de trabajo</text:span></text:span><text:span text:style-name="Source_20_Text"><text:span text:style-name="T13">.</text:span></text:span></text:p>
      <text:p text:style-name="P30"/>
      <text:h text:style-name="P41" text:outline-level="2"><text:span text:style-name="T7">A</text:span>ctividad 1.<text:span text:style-name="T16">3</text:span></text:h>
      <text:p text:style-name="P32">Crea una consulta SQL que proporcione los proveedores (identificador y nombre) para los que tenemos algún pedido de compra pendiente de recepción, acompañados de la referencia y fecha de los pedidos pendientes de recepción, <text:span text:style-name="T19">ordenados por el identificador del proveedor (orden ascendente).</text:span></text:p>
      <text:p text:style-name="P33"><text:span text:style-name="Source_20_Text"><text:span text:style-name="T13"/></text:span></text:p>
      <text:h text:style-name="P42" text:outline-level="2">Actividad 1.4</text:h>
      <text:p text:style-name="P11">Obten <text:span text:style-name="T18">el nombre de todos los empleados de la organización acompañados de su nacionalidad.</text:span></text:p>
      <text:p text:style-name="P12"/>
      <text:h text:style-name="P44" text:outline-level="2"><text:span text:style-name="T9">Actividad 1.</text:span><text:span text:style-name="T8">5</text:span></text:h>
      <text:p text:style-name="P29"><text:span text:style-name="Source_20_Text"><text:span text:style-name="T15">Crea la instrucción SQL necesaria para obtener el listado de todos los productos susceptibles de ser comprados acompañados de los nombres de proveedores que los suministran. </text:span></text:span></text:p>
      <text:p text:style-name="P22"/>
      <text:h text:style-name="P43" text:outline-level="2">Actividad 1.<text:span text:style-name="T17">6</text:span></text:h>
      <text:p text:style-name="P31">Crea una consulta SQL que proporcione el resumen, descripción, fecha de inicio y empresa de todas las reuniones <text:span text:style-name="T21">pendientes de confirmar</text:span> del tipo "<text:span text:style-name="T22">llamada de cliente</text:span>" <text:span text:style-name="T20">ordenadas por la fecha de inicio.</text:span></text:p>
      <text:p text:style-name="P27"/>
      <text:h text:style-name="Heading_20_1" text:outline-level="1">Actividad 2 – <text:span text:style-name="T5">Accesibilidad de solo lectura a la BD PostgreSQL de OpenERP</text:span></text:h>
      <text:p text:style-name="P14">Considera la siguiente situación:</text:p>
      <text:list xml:id="list110531176148895" text:continue-numbering="true" text:style-name="L1">
        <text:list-item>
          <text:p text:style-name="P35">Servidor OpenERP conectado a un servidor PostgreSQL.</text:p>
        </text:list-item>
        <text:list-item>
          <text:p text:style-name="P35">Base de datos de la empresa Empresa01 de OpenERP con ningún privilegio sobre el esquema público concedido al rol <text:span text:style-name="T4">public</text:span> y con ACL { } en las propiedades de la base de datos</text:p>
          <text:p text:style-name="P35"/>
        </text:list-item>
      </text:list>
      <text:h text:style-name="P45" text:outline-level="2">Actividad 2.1</text:h>
      <text:p text:style-name="P16">Escribe la secuencia de instrucciones de PostgreSQL a ejecutar por un superusuario para crear un usuario llamado <text:span text:style-name="T4">peperp</text:span>, con el mínimo conjunto de privilegios que le permita la lectura sobre la tabla <text:span text:style-name="T10">hr_employee </text:span>del esquema <text:span text:style-name="T4">public</text:span> de la base de datos Empresa01.</text:p>
      <text:p text:style-name="P16"/>
      <text:h text:style-name="P45" text:outline-level="2"><text:soft-page-break/>Actividad 2.2</text:h>
      <text:p text:style-name="P16">Escribe la secuencia de instrucciones de PostgreSQL a ejecutar por un susperusuario para crear un grupo de usuarios llamado <text:span text:style-name="T4">usuaris</text:span>, con el mínimo conjunto de privilegios que les permita la lectura sobre <text:span text:style-name="T11">la tabla de reuniones</text:span> del esquema <text:span text:style-name="T4">public</text:span> de la base de datos Empresa01. Crea dos usuarios <text:span text:style-name="T4">Usuari1</text:span> y <text:span text:style-name="T4">Usuari2</text:span> en este grupo.</text:p>
      <text:p text:style-name="P16"/>
      <text:p text:style-name="P16"/>
      <text:h text:style-name="P39" text:outline-level="1">Actividad 3 – Accesibilidad desde herramientas ofimáticas a BD de OpenERP</text:h>
      <text:h text:style-name="Heading_20_2" text:outline-level="2">Actividad 3.<text:span text:style-name="T6">1</text:span></text:h>
      <text:p text:style-name="P13">Considera una base de datos PostgreSQL correspondiente a una empresa en la que el módulo <text:span text:style-name="T4">Gestión de Compras</text:span> esté instalado.</text:p>
      <text:list xml:id="list1495961676" text:style-name="L2">
        <text:list-item>
          <text:p text:style-name="P38">Considera una base de datos LibreOffice Base conectada con la base de datos PostgreSQL con un usuario que tenga acceso de lectura a todas las tablas.</text:p>
        </text:list-item>
        <text:list-item>
          <text:p text:style-name="P38">Considera una base de datos Microsoft Access con vínculos a todas las tablas de PostgreSQL con un usuario que tenga acceso de lectura a todas tablas.</text:p>
        </text:list-item>
      </text:list>
      <text:p text:style-name="P17">Diseña una consulta en las dos bases de datos ofimáticas, en vista diseño, que proporcione l<text:span text:style-name="T3">os proveedores (identificador y nombre) para los que tenemos algún pedido de compra pendiente de recepción, acompañados de la referencia y fecha de los pedidos pendientes de recepción.</text:span></text:p>
      <text:p text:style-name="P17"/>
      <text:p text:style-name="P19">Acceso de lectura.</text:p>
      <text:p text:style-name="P18">\o c:\test\test.txt </text:p>
      <text:p text:style-name="P23">SELECT 'GRANT SELECT ON ' || relname || ' TO xxx;'</text:p>
      <text:p text:style-name="Preformatted_20_Text"><text:s/>FROM pg_class JOIN pg_namespace ON pg_namespace.oid = pg_class.relnamespace</text:p>
      <text:p text:style-name="P24"><text:s/>WHERE nspname = 'public' AND relkind IN ('r', 'v');</text:p>
      <text:p text:style-name="P26">\o </text:p>
      <text:p text:style-name="P25">\i c:\test\test.txt </text:p>
      <text:p text:style-name="P17"/>
      <text:h text:style-name="P46" text:outline-level="2"/>
      <text:h text:style-name="P4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ohit Hindi" svg:font-family="'Lohit Hindi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Mono1" svg:font-family="'Liberation Mono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cfe7f5"/>
      <style:paragraph-properties fo:margin-left="0cm" fo:margin-right="0cm" fo:margin-top="0.101cm" fo:margin-bottom="0.101cm" loext:contextual-spacing="false" fo:text-align="justify" style:justify-single-word="false" fo:hyphenation-ladder-count="no-limit" fo:text-indent="0cm" style:auto-text-indent="false" style:page-number="auto" fo:background-color="transparent" style:shadow="none">
        <style:tab-stops/>
      </style:paragraph-properties>
      <style:text-properties style:font-name="Liberation Serif" fo:font-family="'Liberation Serif'" style:font-family-generic="roman" style:font-pitch="variable" fo:font-size="10.5pt" fo:font-weight="normal" style:font-size-asian="10.5pt" style:font-weight-asian="normal" style:font-weight-complex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.5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auto-update="true" style:default-outline-level="1" style:class="text">
      <style:paragraph-properties fo:margin-top="0.101cm" fo:margin-bottom="0.10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 fo:font-size="10.5pt" style:font-size-asian="10.5pt"/>
    </style:style>
    <style:style style:name="Figura" style:family="paragraph" style:parent-style-name="Caption"/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ódigo" style:family="paragraph" style:parent-style-name="Standard" style:auto-update="true" style:master-page-name="">
      <loext:graphic-properties draw:fill="solid" draw:fill-color="#5e2750" draw:opacity="100%"/>
      <style:paragraph-properties fo:margin-left="0.499cm" fo:margin-right="0.499cm" fo:margin-top="0cm" fo:margin-bottom="0cm" loext:contextual-spacing="false" fo:text-indent="0cm" style:auto-text-indent="false" style:page-number="auto" fo:background-color="#5e2750" fo:padding="0.049cm" fo:border="0.11pt solid #2c001e" style:shadow="none">
        <style:tab-stops/>
      </style:paragraph-properties>
      <style:text-properties fo:color="#ffffff" style:font-name="Liberation Mono" fo:font-family="'Liberation Mono'" style:font-style-name="Predeterminado" style:font-family-generic="modern" style:font-pitch="fixed" fo:font-size="9pt" fo:language="zxx" fo:country="none" style:font-size-asian="10.5pt"/>
    </style:style>
    <style:style style:name="Heading_20_2" style:display-name="Heading 2" style:family="paragraph" style:parent-style-name="Header" style:next-style-name="Text_20_body" style:auto-update="true" style:default-outline-level="2" style:class="text">
      <style:paragraph-properties fo:margin-top="0.101cm" fo:margin-bottom="0.101cm" loext:contextual-spacing="false"/>
      <style:text-properties fo:font-size="10.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align="justify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align="justify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cm" fo:margin-bottom="0.436cm" loext:contextual-spacing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1" style:display-name="Predeterminado 1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2_7e_LT_7e_Gliederung_20_1" style:display-name="Predeterminado 2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Gliederung_20_2" style:display-name="Predeterminado 2~LT~Gliederung 2" style:family="paragraph" style:parent-style-name="Predeterminado_20_2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2_7e_LT_7e_Gliederung_20_3" style:display-name="Predeterminado 2~LT~Gliederung 3" style:family="paragraph" style:parent-style-name="Predeterminado_20_2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2_7e_LT_7e_Gliederung_20_4" style:display-name="Predeterminado 2~LT~Gliederung 4" style:family="paragraph" style:parent-style-name="Predeterminado_20_2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5" style:display-name="Predeterminado 2~LT~Gliederung 5" style:family="paragraph" style:parent-style-name="Predeterminado_20_2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6" style:display-name="Predeterminado 2~LT~Gliederung 6" style:family="paragraph" style:parent-style-name="Predeterminado_20_2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7" style:display-name="Predeterminado 2~LT~Gliederung 7" style:family="paragraph" style:parent-style-name="Predeterminado_20_2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8" style:display-name="Predeterminado 2~LT~Gliederung 8" style:family="paragraph" style:parent-style-name="Predeterminado_20_2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9" style:display-name="Predeterminado 2~LT~Gliederung 9" style:family="paragraph" style:parent-style-name="Predeterminado_20_2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Titel" style:display-name="Predeterminado 2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Untertitel" style:display-name="Predeterminado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Notizen" style:display-name="Predeterminado 2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Hintergrundobjekte" style:display-name="Predeterminado 2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2_7e_LT_7e_Hintergrund" style:display-name="Predeterminado 2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ódigo" style:family="text">
      <style:text-properties style:font-name="Liberation Mono1" fo:font-family="'Liberation Mono'" style:font-style-name="Normal" style:font-family-generic="modern" style:font-pitch="variable" fo:font-size="9pt" fo:language="zxx" fo:country="none" style:font-size-asian="10.5pt" style:font-weight-asian="norma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EncabezadNormal" style:family="table">
      <style:table-properties style:width="17.009cm" fo:margin-left="0cm" table:align="left"/>
    </style:style>
    <style:style style:name="TablaEncabezadNormal.A" style:family="table-column">
      <style:table-column-properties style:column-width="14.945cm"/>
    </style:style>
    <style:style style:name="TablaEncabezadNormal.B" style:family="table-column">
      <style:table-column-properties style:column-width="2.064cm"/>
    </style:style>
    <style:style style:name="TablaEncabezadNormal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EncabezadNormal.B1" style:family="table-cell">
      <style:table-cell-properties style:vertical-align="middle" fo:padding="0.097cm" fo:border="0.05pt solid #000000"/>
    </style:style>
    <style:style style:name="TablaEncabezadNormal.A2" style:family="table-cell">
      <style:table-cell-properties fo:padding="0.097cm" fo:border-left="0.05pt solid #000000" fo:border-right="none" fo:border-top="none" fo:border-bottom="0.05pt solid #000000"/>
    </style:style>
    <style:style style:name="TablaEncabezadNormal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501cm" fo:margin-left="0cm" table:align="left"/>
    </style:style>
    <style:style style:name="Tabla2.A" style:family="table-column">
      <style:table-column-properties style:column-width="23.44cm"/>
    </style:style>
    <style:style style:name="Tabla2.B" style:family="table-column">
      <style:table-column-properties style:column-width="2.0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MP3" style:family="paragraph" style:parent-style-name="Table_20_Contents">
      <style:text-properties style:font-name="Liberation Sans1" fo:font-size="11pt" fo:font-weight="bold" officeooo:paragraph-rsid="0031c805" style:font-size-asian="11pt" style:font-weight-asian="bold" style:font-size-complex="11pt" style:font-weight-complex="bold"/>
    </style:style>
    <style:style style:name="MP4" style:family="paragraph" style:parent-style-name="Table_20_Contents"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MP5" style:family="paragraph" style:parent-style-name="Header">
      <style:text-properties fo:font-size="2pt" style:font-size-asian="1.75pt" style:font-size-complex="2pt"/>
    </style:style>
    <style:style style:name="MP6" style:family="paragraph" style:parent-style-name="Footer">
      <style:paragraph-properties>
        <style:tab-stops>
          <style:tab-stop style:position="16.933cm" style:type="right"/>
        </style:tab-stops>
      </style:paragraph-properties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MP9" style:family="paragraph" style:parent-style-name="Standard">
      <style:text-properties fo:font-size="2pt" style:font-size-asian="1.75pt" style:font-size-complex="2pt"/>
    </style:style>
    <style:style style:name="MP10" style:family="paragraph" style:parent-style-name="Footer">
      <style:paragraph-properties>
        <style:tab-stops>
          <style:tab-stop style:position="25.612cm" style:type="right"/>
        </style:tab-stops>
      </style:paragraph-properties>
    </style:style>
    <style:style style:name="MT1" style:family="text">
      <style:text-properties officeooo:rsid="002315e1"/>
    </style:style>
    <style:style style:name="MT2" style:family="text">
      <style:text-properties officeooo:rsid="004008c2"/>
    </style:style>
    <style:style style:name="M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EncabezadNormal" table:style-name="TablaEncabezadNormal">
          <table:table-column table:style-name="TablaEncabezadNormal.A"/>
          <table:table-column table:style-name="TablaEncabezadNormal.B"/>
          <table:table-row>
            <table:table-cell table:style-name="TablaEncabezadNormal.A1" office:value-type="string">
              <text:p text:style-name="MP1">Sistemas <text:span text:style-name="MT1">de Gestión Empresarial</text:span></text:p>
              <text:p text:style-name="MP2">Desarrollo de Aplicaciones Multiplataforma</text:p>
            </table:table-cell>
            <table:table-cell table:style-name="TablaEncabezadNormal.B1" table:number-rows-spanned="2" office:value-type="string">
              <text:p text:style-name="Table_20_Contents"><draw:frame draw:style-name="Mfr1" draw:name="gráficos1" text:anchor-type="paragraph" svg:width="1.87cm" svg:height="1.496cm" draw:z-index="1"><draw:image xlink:href="Pictures/1000000000000BBC00000964D3B897A1BA8A094C.jpg" xlink:type="simple" xlink:show="embed" xlink:actuate="onLoad" loext:mime-type="image/jpeg"/></draw:frame></text:p>
            </table:table-cell>
          </table:table-row>
          <table:table-row>
            <table:table-cell table:style-name="TablaEncabezadNormal.A2" office:value-type="string">
              <text:p text:style-name="MP3"><text:span text:style-name="MT2">Unidad 5</text:span> – <text:span text:style-name="MT2">El modelo de objetos en sistemas ERP</text:span></text:p>
            </table:table-cell>
            <table:covered-table-cell/>
          </table:table-row>
          <table:table-row>
            <table:table-cell table:style-name="TablaEncabezadNormal.A3" table:number-columns-spanned="2" office:value-type="string">
              <text:p text:style-name="MP4">Nombre del Alumno: </text:p>
            </table:table-cell>
            <table:covered-table-cell/>
          </table:table-row>
        </table:table>
        <text:p text:style-name="MP5"/>
      </style:header>
      <style:footer>
        <text:p text:style-name="MP6"><text:title/><text:file-name text:display="name">UD-5_El_Modelo_Actividades _2017-2018</text:file-name><text:tab/><text:page-number text:select-page="current">2</text:page-number></text:p>
      </style:footer>
    </style:master-page>
    <style:master-page style:name="Landscape" style:page-layout-name="Mpm2">
      <style:header>
        <text:p text:style-name="MP5"/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Sistemas Informáticos</text:p>
              <text:p text:style-name="MP2">Desarrollo de Aplicaciones Multiplataforma</text:p>
            </table:table-cell>
            <table:table-cell table:style-name="Tabla2.B1" table:number-rows-spanned="2" office:value-type="string">
              <text:p text:style-name="MP7"><draw:frame draw:style-name="Mfr2" draw:name="gráficos3" text:anchor-type="as-char" svg:width="1.87cm" style:rel-width="100%" svg:height="1.739cm" style:rel-height="100%" draw:z-index="0"><draw:image xlink:href="Pictures/10000000000000C8000000C8537ADC0110A4737A.jpg" xlink:type="simple" xlink:show="embed" xlink:actuate="onLoad" loext:mime-type="image/jpeg"/></draw:frame></text:p>
            </table:table-cell>
          </table:table-row>
          <table:table-row>
            <table:table-cell table:style-name="Tabla2.A2" office:value-type="string">
              <text:p text:style-name="MP8">UD 1.3 – Estructura Física de los Sistemas Microinformáticos</text:p>
            </table:table-cell>
            <table:covered-table-cell/>
          </table:table-row>
          <table:table-row>
            <table:table-cell table:style-name="Tabla2.A3" table:number-columns-spanned="2" office:value-type="string">
              <text:p text:style-name="MP4">Nombre del Alumno: </text:p>
            </table:table-cell>
            <table:covered-table-cell/>
          </table:table-row>
        </table:table>
        <text:p text:style-name="MP9"/>
      </style:header>
      <style:footer>
        <text:p text:style-name="MP10"><text:title/><text:file-name text:display="name">UD-5_El_Modelo_Actividades _2017-2018</text:file-name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Cavero</meta:initial-creator>
    <meta:creation-date>2013-11-12T08:51:43.428377279</meta:creation-date>
    <meta:editing-duration>P23DT10H37M16S</meta:editing-duration>
    <meta:editing-cycles>116</meta:editing-cycles>
    <meta:generator>LibreOffice/6.0.7.3$Linux_X86_64 LibreOffice_project/00m0$Build-3</meta:generator>
    <dc:date>2018-01-16T14:45:58.679000000</dc:date>
    <meta:document-statistic meta:table-count="2" meta:image-count="2" meta:object-count="0" meta:page-count="2" meta:paragraph-count="51" meta:word-count="575" meta:character-count="3654" meta:non-whitespace-character-count="3123"/>
  </office:meta>
</office:document-meta>
</file>